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7868in" table:align="left"/>
    </style:style>
    <style:style style:name="Table1.A" style:family="table-column">
      <style:table-column-properties style:column-width="5.7868in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5pt solid #000000"/>
    </style:style>
    <style:style style:name="P1" style:family="paragraph" style:parent-style-name="Table_20_Contents">
      <style:paragraph-properties fo:margin-left="0in" fo:margin-right="0in" fo:text-indent="0in" style:auto-text-indent="false"/>
    </style:style>
    <style:style style:name="P2" style:family="paragraph" style:parent-style-name="Text_20_body">
      <style:text-properties officeooo:rsid="001d900a" officeooo:paragraph-rsid="001d900a"/>
    </style:style>
    <style:style style:name="P3" style:family="paragraph" style:parent-style-name="Text_20_body">
      <style:text-properties officeooo:rsid="001e8bb5" officeooo:paragraph-rsid="001e8bb5"/>
    </style:style>
    <style:style style:name="P4" style:family="paragraph" style:parent-style-name="Text_20_body">
      <style:text-properties officeooo:paragraph-rsid="001e8bb5"/>
    </style:style>
    <style:style style:name="T1" style:family="text">
      <style:text-properties officeooo:rsid="001e8b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kumentation TODOListApp</text:p>
      <text:p text:style-name="P2"/>
      <text:h text:style-name="Heading_20_1" text:outline-level="1">Projektsteckbrief</text:h>
      <text:p text:style-name="P2">Der Name dieser App ist : TODOListApp.</text:p>
      <text:p text:style-name="P2">Bei dieser App handelt es sich um einen Planer für Aufgaben. Wie in Abbildung 1 zu sehen ist beinhaltet das Programm 3 Felder, Planned, InProgress und Done. Bei dem Drücken des ,,AddCard“ Buttons erscheint ein Popup-Fenster welches zur Aufforderung des Namens </text:p>
      <text:p text:style-name="Text_20_body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>Projektbeschreibung</text:h>
      <text:h text:style-name="Heading_20_2" text:outline-level="2">Graphical User Interface</text:h>
      <text:h text:style-name="Heading_20_2" text:outline-level="2">Aufbau der Datenbank</text:h>
      <text:h text:style-name="Heading_20_2" text:outline-level="2">Datenbankverbindung in Java</text:h>
      <text:p text:style-name="P3">Bei der Verbindung mit der Datenbank wurde sich an die Microsoft Dokumentation gehalten 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https://learn.microsoft.com/en-us/sql/connect/jdbc/connection-url-sample?view=sql-server-ver16</text:p>
          </table:table-cell>
        </table:table-row>
      </table:table>
      <text:p text:style-name="P4"/>
      <text:p text:style-name="P4"><text:span text:style-name="T1">Zuerst wird eine Methode in der Database Klasse erstellt, die zum Verbinden mit der MSSQL-Server Datenbank dient. Diese wird mit einer ConnectionUrl in der folgenden Form erstellt. 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"jdbc:sqlserver://&lt;server&gt;:&lt;port&gt;;encrypt=true;databaseName=AdventureWorks;user=&lt;user&gt;;password=&lt;password&gt;"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Heading_20_1" text:outline-level="1" text:is-list-header="true">Schwierigkeiten</text:h>
      <text:h text:style-name="Heading_20_1" text:outline-level="1">Fazit</text:h>
      <text:h text:style-name="Heading_20_1" text:outline-level="1">Lessons Learned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2T11:21:52.716923407</meta:creation-date>
    <meta:generator>LibreOffice/7.6.2.1$Linux_X86_64 LibreOffice_project/56f7684011345957bbf33a7ee678afaf4d2ba333</meta:generator>
    <dc:date>2024-01-02T13:56:19.431489151</dc:date>
    <meta:editing-duration>PT2H34M27S</meta:editing-duration>
    <meta:editing-cycles>2</meta:editing-cycles>
    <meta:document-statistic meta:table-count="2" meta:image-count="0" meta:object-count="0" meta:page-count="2" meta:paragraph-count="15" meta:word-count="108" meta:character-count="936" meta:non-whitespace-character-count="841"/>
  </office:meta>
</office:document-meta>
</file>